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ertainly! Advanced techniques like anomaly detection algorithms and ensemble methods can be valuable for improving fraud detection accuracy. Here’s a brief overview of each:</text:p>
      <text:p text:style-name="Normal"/>
      <text:p text:style-name="Normal">1. **Isolation Forest**:</text:p>
      <text:p text:style-name="Normal"><text:s text:c="3"/>- Isolation Forest is an effective algorithm for identifying anomalies in a dataset.</text:p>
      <text:p text:style-name="Normal"><text:s text:c="3"/>- It works by randomly selecting a feature and then randomly selecting a split value between the maximum and minimum values of the selected feature.</text:p>
      <text:p text:style-name="Normal"><text:s text:c="3"/>- This process is repeated recursively, and anomalies are those points that require fewer splits to be isolated.</text:p>
      <text:p text:style-name="Normal"><text:s text:c="3"/>- It’s particularly useful when dealing with high-dimensional data and can efficiently detect outliers.</text:p>
      <text:p text:style-name="Normal"/>
      <text:p text:style-name="Normal">2. **One-Class SVM (Support Vector Machine)**:</text:p>
      <text:p text:style-name="Normal"><text:s text:c="3"/>- One-Class SVM is another anomaly detection technique that focuses on finding the region in feature space where the majority of data lies.</text:p>
      <text:p text:style-name="Normal"><text:s text:c="3"/>- It constructs a hyperplane that separates the majority of the data from the origin while maximizing the margin.</text:p>
      <text:p text:style-name="Normal"><text:s text:c="3"/>- Data points that fall on the opposite side of this hyperplane are considered anomalies.</text:p>
      <text:p text:style-name="Normal"/>
      <text:p text:style-name="Normal">3. **Ensemble Methods**:</text:p>
      <text:p text:style-name="Normal"><text:s text:c="3"/>- Ensemble methods combine multiple models to improve predictive performance.</text:p>
      <text:p text:style-name="Normal"><text:s text:c="3"/>- In the context of fraud detection, you can create an ensemble of different anomaly detection algorithms, such as Isolation Forest, One-Class SVM, or even traditional statistical methods.</text:p>
      <text:p text:style-name="Normal"><text:s text:c="3"/>- Combining these models can help reduce false positives and improve overall accuracy.</text:p>
      <text:p text:style-name="Normal"/>
      <text:p text:style-name="Normal">When implementing these techniques for fraud detection, it’s important to consider factors like feature engineering, data <text:s/>processing , and model evaluation. Additionally, you may want to continually update and retrain your models to adapt to evolving fraud patter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vithra S</meta:initial-creator>
    <dc:creator>Pavithra S</dc:creator>
    <meta:creation-date>2023-10-07T10:41:00Z</meta:creation-date>
    <dc:date>2023-10-07T10:41:00Z</dc:date>
    <meta:template xlink:href="Normal.dotm" xlink:type="simple"/>
    <meta:editing-cycles>4</meta:editing-cycles>
    <meta:editing-duration>PT60S</meta:editing-duration>
    <meta:document-statistic meta:page-count="1" meta:paragraph-count="3" meta:word-count="257" meta:character-count="1720" meta:row-count="12" meta:non-whitespace-character-count="1466"/>
  </office:meta>
</office:document-meta>
</file>